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8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45:29.885373357</dc:date>
    <meta:editing-duration>PT1H26M3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16.28">
                <text:p>16.28</text:p>
              </table:table-cell>
              <table:table-cell office:value-type="float" office:value="99.35">
                <text:p>99.35</text:p>
              </table:table-cell>
              <table:table-cell office:value-type="float" office:value="23.34">
                <text:p>23.34</text:p>
              </table:table-cell>
              <table:table-cell office:value-type="float" office:value="24.74">
                <text:p>24.74</text:p>
              </table:table-cell>
              <table:table-cell office:value-type="float" office:value="92.29">
                <text:p>92.2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2.36">
                <text:p>2.36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97">
                <text:p>99.97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NaN">
                <text:p>NaN</text:p>
              </table:table-cell>
              <table:table-cell office:value-type="float" office:value="20.2966666666667">
                <text:p>20.2966666666667</text:p>
              </table:table-cell>
              <table:table-cell office:value-type="float" office:value="97.2033333333333">
                <text:p>97.2033333333333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49999999999995">
                <text:p>0.549999999999995</text:p>
              </table:table-cell>
              <table:table-cell office:value-type="float" office:value="16.19">
                <text:p>16.19</text:p>
              </table:table-cell>
              <table:table-cell office:value-type="float" office:value="98.55">
                <text:p>98.55</text:p>
              </table:table-cell>
              <table:table-cell office:value-type="float" office:value="18.12">
                <text:p>18.12</text:p>
              </table:table-cell>
              <table:table-cell office:value-type="float" office:value="6.18">
                <text:p>6.18</text:p>
              </table:table-cell>
              <table:table-cell office:value-type="float" office:value="90.41">
                <text:p>90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94.84">
                <text:p>94.84</text:p>
              </table:table-cell>
              <table:table-cell office:value-type="float" office:value="3.2">
                <text:p>3.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55">
                <text:p>18.35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0.1">
                <text:p>0.1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16.07">
                <text:p>16.07</text:p>
              </table:table-cell>
              <table:table-cell office:value-type="float" office:value="94.86">
                <text:p>94.86</text:p>
              </table:table-cell>
              <table:table-cell office:value-type="float" office:value="14.79">
                <text:p>14.79</text:p>
              </table:table-cell>
              <table:table-cell office:value-type="float" office:value="1.38999999999999">
                <text:p>1.38999999999999</text:p>
              </table:table-cell>
              <table:table-cell office:value-type="float" office:value="89.38">
                <text:p>89.3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61.46">
                <text:p>61.46</text:p>
              </table:table-cell>
              <table:table-cell office:value-type="float" office:value="2.6">
                <text:p>2.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7088888888889">
                <text:p>15.708888888888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5.85">
                <text:p>15.85</text:p>
              </table:table-cell>
              <table:table-cell office:value-type="float" office:value="85.14">
                <text:p>85.14</text:p>
              </table:table-cell>
              <table:table-cell office:value-type="float" office:value="13.13">
                <text:p>13.13</text:p>
              </table:table-cell>
              <table:table-cell office:value-type="float" office:value="0.929999999999997">
                <text:p>0.929999999999997</text:p>
              </table:table-cell>
              <table:table-cell office:value-type="float" office:value="88.78">
                <text:p>88.7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2.25">
                <text:p>2.2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555555555555">
                <text:p>12.0555555555555</text:p>
              </table:table-cell>
              <table:table-cell office:value-type="float" office:value="60.9466666666667">
                <text:p>60.9466666666667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5.75">
                <text:p>15.75</text:p>
              </table:table-cell>
              <table:table-cell office:value-type="float" office:value="77.62">
                <text:p>77.62</text:p>
              </table:table-cell>
              <table:table-cell office:value-type="float" office:value="12.06">
                <text:p>12.06</text:p>
              </table:table-cell>
              <table:table-cell office:value-type="float" office:value="0.789999999999991">
                <text:p>0.789999999999991</text:p>
              </table:table-cell>
              <table:table-cell office:value-type="float" office:value="88.42">
                <text:p>88.4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989999999999991">
                <text:p>0.989999999999991</text:p>
              </table:table-cell>
              <table:table-cell office:value-type="float" office:value="1.75">
                <text:p>1.7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27777777778">
                <text:p>11.0727777777778</text:p>
              </table:table-cell>
              <table:table-cell office:value-type="float" office:value="55.6766666666667">
                <text:p>55.67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